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4B0000009E5113B536AAFE48F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textarea-horizontal-align="justify" draw:textarea-vertical-align="middle" draw:auto-grow-height="false" fo:min-height="5.338cm" fo:min-width="8.898cm"/>
    </style:style>
    <style:style style:name="gr2" style:family="graphic" style:parent-style-name="standard">
      <style:graphic-properties draw:textarea-horizontal-align="justify" draw:textarea-vertical-align="middle" draw:auto-grow-height="false" fo:min-height="6.1cm" fo:min-width="8.898cm"/>
    </style:style>
    <style:style style:name="gr3" style:family="graphic" style:parent-style-name="standard">
      <style:graphic-properties draw:textarea-horizontal-align="justify" draw:textarea-vertical-align="middle" draw:auto-grow-height="false" fo:min-height="6.354cm" fo:min-width="8.898cm"/>
    </style:style>
    <style:style style:name="gr4" style:family="graphic" style:parent-style-name="standard">
      <style:graphic-properties draw:fill-color="#adc5e7" draw:textarea-horizontal-align="justify" draw:textarea-vertical-align="middle" draw:auto-grow-height="false" fo:min-height="5.084cm" fo:min-width="17.28cm"/>
    </style:style>
    <style:style style:name="gr5" style:family="graphic">
      <style:graphic-properties style:protect="size"/>
    </style:style>
    <style:style style:name="gr6" style:family="graphic" style:parent-style-name="standard">
      <style:graphic-properties draw:stroke="solid" svg:stroke-width="0.035cm" svg:stroke-color="#000000" draw:stroke-linejoin="miter" draw:fill="solid" draw:fill-color="#000000" draw:textarea-vertical-align="middle" draw:auto-grow-height="false" draw:fit-to-size="false" style:shrink-to-fit="false" fo:min-height="1.76cm" fo:min-width="5.653cm" fo:padding-top="0.125cm" fo:padding-bottom="0.125cm" fo:padding-left="0.25cm" fo:padding-right="0.25cm" fo:wrap-option="wrap"/>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5">
      <style:graphic-properties draw:stroke="solid" svg:stroke-width="0.035cm" svg:stroke-color="#000000" draw:stroke-linejoin="miter" draw:fill="solid" draw:fill-color="#000000" draw:textarea-vertical-align="middle" draw:auto-grow-height="false" draw:fit-to-size="false" style:shrink-to-fit="false" fo:min-height="1.76cm" fo:min-width="5.653cm" fo:padding-top="0.125cm" fo:padding-bottom="0.125cm" fo:padding-left="0.25cm" fo:padding-right="0.25cm" fo:wrap-option="wrap"/>
    </style:style>
    <style:style style:name="gr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wo_20_Content-notes">
      <style:graphic-properties draw:fill-color="#ffffff" fo:min-height="11.429cm"/>
    </style:style>
    <style:style style:name="pr3"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4" style:family="presentation" style:parent-style-name="Title_20_Slide-subtitle" style:list-style-name="L4">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5" style:family="presentation" style:parent-style-name="Title_20_Slide-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Title_20_Slide-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1"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Two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Two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4" style:family="presentation" style:parent-style-name="Two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44pt"/>
    </style:style>
    <style:style style:name="P2" style:family="paragraph">
      <style:paragraph-properties fo:text-align="center"/>
      <style:text-properties fo:font-size="18pt"/>
    </style:style>
    <style:style style:name="P3" style:family="paragraph">
      <style:paragraph-properties fo:text-align="center"/>
    </style:style>
    <style:style style:name="P4" style:family="paragraph">
      <loext:graphic-properties draw:fill-color="#adc5e7"/>
      <style:paragraph-properties fo:text-align="center"/>
    </style:style>
    <style:style style:name="P5" style:family="paragraph">
      <loext:graphic-properties draw:fill-color="#ffffff"/>
      <style:text-properties fo:font-size="20pt"/>
    </style:style>
    <style:style style:name="P6" style:family="paragraph">
      <style:paragraph-properties fo:margin-top="0cm" fo:margin-bottom="0cm" fo:line-height="90%" fo:text-align="center"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60pt"/>
    </style:style>
    <style:style style:name="P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font-size="24pt" fo:hyphenate="false"/>
    </style:style>
    <style:style style:name="P9"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size="24pt" fo:hyphenate="false"/>
    </style:style>
    <style:style style:name="P10" style:family="paragraph">
      <loext:graphic-properties draw:fill="solid" draw:fill-color="#000000"/>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paragraph-properties fo:margin-top="0cm" fo:margin-bottom="0cm" fo:line-height="100%" fo:text-align="start"/>
      <style:text-properties fo:font-size="18pt"/>
    </style:style>
    <style:style style:name="P16" style:family="paragraph">
      <loext:graphic-properties draw:fill="none" draw:fill-color="#ffffff"/>
      <style:paragraph-properties fo:margin-top="0cm" fo:margin-bottom="0cm" fo:line-height="100%" fo:text-align="start" style:font-independent-line-spacing="true"/>
      <style:text-properties fo:font-size="18pt"/>
    </style:style>
    <style:style style:name="P17" style:family="paragraph">
      <style:paragraph-properties fo:margin-top="0cm" fo:margin-bottom="0cm" fo:line-height="100%" fo:text-align="end"/>
      <style:text-properties fo:font-size="12pt" style:font-size-asian="14pt" style:font-size-complex="14pt"/>
    </style:style>
    <style:style style:name="P18"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P19" style:family="paragraph">
      <style:paragraph-properties fo:margin-top="0cm" fo:margin-bottom="0cm" fo:line-height="90%" fo:text-align="start" style:punctuation-wrap="hanging" style:writing-mode="lr-tb"/>
      <style:text-properties fo:hyphenate="false"/>
    </style:style>
    <style:style style:name="P2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size="28pt"/>
    </style:style>
    <style:style style:name="P2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3" style:family="paragraph">
      <loext:graphic-properties draw:fill="solid" draw:fill-color="#ffffff"/>
      <style:paragraph-properties fo:text-align="start" style:font-independent-line-spacing="true"/>
      <style:text-properties fo:font-size="18pt"/>
    </style:style>
    <style:style style:name="P24" style:family="paragraph">
      <style:paragraph-properties fo:margin-top="0cm" fo:margin-bottom="0cm" fo:line-height="100%" fo:text-align="start"/>
    </style:style>
    <style:style style:name="P25" style:family="paragraph">
      <loext:graphic-properties draw:fill="none" draw:fill-color="#ffffff"/>
      <style:paragraph-properties fo:text-align="start" style:font-independent-line-spacing="true"/>
      <style:text-properties fo:font-size="18pt"/>
    </style:style>
    <style:style style:name="P26" style:family="paragraph">
      <style:paragraph-properties fo:margin-top="0cm" fo:margin-bottom="0cm" fo:line-height="100%" fo:text-align="end"/>
      <style:text-properties fo:font-size="14pt" style:font-size-asian="14pt" style:font-size-complex="14pt"/>
    </style:style>
    <style:style style:name="P27" style:family="paragraph">
      <loext:graphic-properties draw:fill="none" draw:fill-color="#ffffff"/>
      <style:paragraph-properties fo:text-align="start" style:font-independent-line-spacing="true"/>
      <style:text-properties fo:font-size="12pt" style:font-size-asian="14pt" style:font-size-complex="14pt"/>
    </style:style>
    <style:style style:name="P2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9" style:family="paragraph">
      <loext:graphic-properties draw:fill="none"/>
      <style:paragraph-properties fo:text-align="start" style:font-independent-line-spacing="true"/>
      <style:text-properties fo:font-size="18pt"/>
    </style:style>
    <style:style style:name="P30"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31"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a6a6a6"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a6a6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wo_20_Content">
        <draw:frame draw:name="Title 1" presentation:style-name="pr1" draw:text-style-name="P1" draw:layer="layout" svg:width="29.209cm" svg:height="3.681cm" svg:x="2.328cm" svg:y="1.014cm" presentation:class="title" presentation:user-transformed="true">
          <draw:text-box>
            <text:p>Class Diagram</text:p>
          </draw:text-box>
        </draw:frame>
        <draw:custom-shape draw:style-name="gr1" draw:text-style-name="P2" draw:layer="layout" svg:width="9.398cm" svg:height="5.588cm" svg:x="2.54cm" svg:y="3.81cm">
          <text:p text:style-name="P2">Soldier</text:p>
          <text:p text:style-name="P2">Most Basic Class</text:p>
          <draw:enhanced-geometry svg:viewBox="0 0 21600 21600" draw:type="rectangle" draw:enhanced-path="M 0 0 L 21600 0 21600 21600 0 21600 0 0 Z N"/>
        </draw:custom-shape>
        <draw:custom-shape draw:style-name="gr2" draw:text-style-name="P2" draw:layer="layout" svg:width="9.398cm" svg:height="6.35cm" svg:x="13.462cm" svg:y="3.81cm">
          <text:p text:style-name="P2">Officer</text:p>
          <text:p text:style-name="P2">An Officer is a Soldier in Java</text:p>
          <text:p text:style-name="P2">SQL Table is separate</text:p>
          <draw:enhanced-geometry svg:viewBox="0 0 21600 21600" draw:type="rectangle" draw:enhanced-path="M 0 0 L 21600 0 21600 21600 0 21600 0 0 Z N"/>
        </draw:custom-shape>
        <draw:custom-shape draw:style-name="gr3" draw:text-style-name="P2" draw:layer="layout" svg:width="9.398cm" svg:height="6.604cm" svg:x="2.54cm" svg:y="10.922cm">
          <text:p text:style-name="P2">Platoon</text:p>
          <text:p text:style-name="P2">Made of one Officer </text:p>
          <text:p text:style-name="P2">(a Lieutenant)</text:p>
          <text:p text:style-name="P2">And many Soldiers</text:p>
          <draw:enhanced-geometry svg:viewBox="0 0 21600 21600" draw:type="rectangle" draw:enhanced-path="M 0 0 L 21600 0 21600 21600 0 21600 0 0 Z N"/>
        </draw:custom-shape>
        <draw:custom-shape draw:style-name="gr4" draw:text-style-name="P4" draw:layer="layout" svg:width="17.78cm" svg:height="5.334cm" svg:x="14.732cm" svg:y="12.7cm">
          <text:p text:style-name="P3">Notes: <text:s/>An Officer is a Solder. <text:s/>A Platoon has one Officer and </text:p>
          <text:p text:style-name="P3">One-to-many Soldiers.</text:p>
          <draw:enhanced-geometry svg:viewBox="0 0 21600 21600" draw:type="rectangle" draw:enhanced-path="M 0 0 L 21600 0 21600 21600 0 21600 0 0 Z N"/>
        </draw:custom-shape>
        <presentation:notes draw:style-name="dp2">
          <draw:page-thumbnail draw:style-name="gr5" draw:layer="layout" svg:width="16.932cm" svg:height="9.524cm" svg:x="1.058cm" svg:y="1.93cm" draw:page-number="1" presentation:class="page"/>
          <draw:frame presentation:style-name="pr2" draw:text-style-name="P5" draw:layer="layout" svg:width="15.239cm" svg:height="11.429cm" svg:x="1.905cm" svg:y="12.065cm" presentation:class="notes" presentation:placeholder="true">
            <draw:text-box/>
          </draw:frame>
        </presentation:notes>
      </draw:page>
      <draw:page draw:name="page2" draw:style-name="dp1" draw:master-page-name="Title_20_Slide" presentation:presentation-page-layout-name="AL1T0">
        <draw:frame draw:name="Title 1" presentation:style-name="pr3" draw:text-style-name="P7" draw:layer="layout" svg:width="25.399cm" svg:height="6.631cm" svg:x="4.233cm" svg:y="3.118cm" presentation:class="title" presentation:user-transformed="true">
          <draw:text-box>
            <text:p text:style-name="P6"><text:span text:style-name="T1">Can You Hack The Fortress</text:span></text:p>
          </draw:text-box>
        </draw:frame>
        <draw:frame draw:name="Subtitle 2" presentation:style-name="pr4" draw:text-style-name="P9" draw:layer="layout" svg:width="25.399cm" svg:height="4.598cm" svg:x="4.233cm" svg:y="10.006cm" presentation:class="subtitle" presentation:user-transformed="true">
          <draw:text-box>
            <text:p text:style-name="P8"><text:span text:style-name="T2">It’s legal to try if you follow the rules</text:span></text:p>
          </draw:text-box>
        </draw:frame>
        <draw:custom-shape draw:name="Rectangle: Rounded Corners 3" draw:style-name="gr6" draw:text-style-name="P10" draw:layer="layout" svg:width="6.369cm" svg:height="2.226cm" svg:x="13.755cm" svg:y="11.4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 draw:style-name="gr7" draw:text-style-name="P12" draw:layer="layout" svg:width="5.431cm" svg:height="1.013cm" svg:x="14.263cm" svg:y="11.958cm">
          <text:p text:style-name="P11"><text:span text:style-name="T3">Rule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6" draw:style-name="gr8" draw:text-style-name="P14" draw:layer="layout" svg:width="6.369cm" svg:height="2.226cm" svg:x="13.794cm" svg:y="14.605cm">
          <text:p text:style-name="P13"><text:span text:style-name="T4">Login Butt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Slide Image Placeholder 1" draw:style-name="gr5" draw:layer="layout" svg:width="15.239cm" svg:height="8.572cm" svg:x="1.905cm" svg:y="3.175cm" draw:page-number="2" presentation:class="page"/>
          <draw:frame draw:name="Notes Placeholder 2" presentation:style-name="pr5" draw:text-style-name="P16" draw:layer="layout" svg:width="15.239cm" svg:height="10cm" svg:x="1.905cm" svg:y="12.224cm" presentation:class="notes" presentation:user-transformed="true">
            <draw:text-box>
              <text:p text:style-name="P15"><text:span text:style-name="T5">The rule button displays a simple text popup with rules for the hacking game - <text:s/>which is what the fortress is. <text:s/>They include limiting the scope to the application and data, not the server, not to modify data in offensive ways, and to remember that by hacking the target sight, they recognize that they may be identified in logs. <text:s/>(Not a crime to hack the test site but being able to capture the attacking IP is a part of cyber defenses.)</text:span></text:p>
            </draw:text-box>
          </draw:frame>
          <draw:frame draw:name="Slide Number Placeholder 3" presentation:style-name="pr6" draw:text-style-name="P18" draw:layer="layout" svg:width="8.254cm" svg:height="1.273cm" svg:x="10.791cm" svg:y="24.126cm" presentation:class="page-number" presentation:user-transformed="true">
            <draw:text-box>
              <text:p text:style-name="P17"><text:span text:style-name="T6"><text:page-number>&lt;number&gt;</text:page-number></text:span></text:p>
            </draw:text-box>
          </draw:frame>
        </presentation:notes>
      </draw:page>
      <draw:page draw:name="Log In If You Can!" draw:style-name="dp1" draw:master-page-name="Title_20_and_20_Content" presentation:presentation-page-layout-name="AL2T11">
        <draw:frame draw:name="Title 1" presentation:style-name="pr7" draw:text-style-name="P1" draw:layer="layout" svg:width="29.209cm" svg:height="3.681cm" svg:x="2.328cm" svg:y="1.014cm" presentation:class="title" presentation:user-transformed="true">
          <draw:text-box>
            <text:p text:style-name="P19"><text:span text:style-name="T7">Log In If You Can!</text:span></text:p>
          </draw:text-box>
        </draw:frame>
        <draw:frame draw:name="Content Placeholder 2" presentation:style-name="pr8" draw:text-style-name="P21" draw:layer="layout" svg:width="10.706cm" svg:height="12.086cm" svg:x="11.215cm" svg:y="5.071cm" presentation:class="outline" presentation:user-transformed="true">
          <draw:text-box>
            <text:p text:style-name="P20"><text:span text:style-name="T8">Enter Credentials </text:span></text:p>
          </draw:text-box>
        </draw:frame>
        <draw:custom-shape draw:name="TextBox 3" draw:style-name="gr9" draw:text-style-name="P23" draw:layer="layout" svg:width="8.205cm" svg:height="1.013cm" svg:x="12.622cm" svg:y="6.33cm">
          <text:p text:style-name="P22"><text:span text:style-name="T9">User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23" draw:layer="layout" svg:width="8.205cm" svg:height="1.013cm" svg:x="12.622cm" svg:y="8.245cm">
          <text:p text:style-name="P22"><text:span text:style-name="T9">Passw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9" draw:text-style-name="P23" draw:layer="layout" svg:width="30.323cm" svg:height="2.535cm" svg:x="0.938cm" svg:y="15.865cm">
          <text:p text:style-name="P22"><text:span text:style-name="T9">Hint: Privates jdoe and msmith have really dumb passwords, so try using a wordlist. <text:s/>That’s the last hint we have for you, because this is a defend-the-flag exercise for students, not a classic capture-the-flag challen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5" draw:layer="layout" svg:width="15.239cm" svg:height="8.572cm" svg:x="1.905cm" svg:y="3.175cm" draw:page-number="3" presentation:class="page"/>
          <draw:frame draw:name="Notes Placeholder 2" presentation:style-name="pr9" draw:text-style-name="P25" draw:layer="layout" svg:width="15.239cm" svg:height="10cm" svg:x="1.905cm" svg:y="12.224cm" presentation:class="notes" presentation:user-transformed="true">
            <draw:text-box>
              <text:p text:style-name="P24"><text:span text:style-name="T5">The rank associated with the login name determines the next screen.</text:span></text:p>
            </draw:text-box>
          </draw:frame>
          <draw:frame draw:name="Slide Number Placeholder 3" presentation:style-name="pr10" draw:text-style-name="P27" draw:layer="layout" svg:width="8.254cm" svg:height="1.273cm" svg:x="10.791cm" svg:y="24.126cm" presentation:class="page-number" presentation:user-transformed="true">
            <draw:text-box>
              <text:p text:style-name="P26"><text:span text:style-name="T6"><text:page-number>&lt;number&gt;</text:page-number></text:span></text:p>
            </draw:text-box>
          </draw:frame>
        </presentation:notes>
      </draw:page>
      <draw:page draw:name="Private" draw:style-name="dp1" draw:master-page-name="Title_20_and_20_Content" presentation:presentation-page-layout-name="AL2T11">
        <draw:frame draw:name="Title 1" presentation:style-name="pr7" draw:text-style-name="P1" draw:layer="layout" svg:width="23.813cm" svg:height="3.681cm" svg:x="2.328cm" svg:y="1.014cm" presentation:class="title" presentation:user-transformed="true">
          <draw:text-box>
            <text:p text:style-name="P19"><text:span text:style-name="T7">Private</text:span></text:p>
          </draw:text-box>
        </draw:frame>
        <draw:frame draw:name="Content Placeholder 2" presentation:style-name="pr8" draw:text-style-name="P21" draw:layer="layout" svg:width="29.209cm" svg:height="12.086cm" svg:x="2.328cm" svg:y="5.071cm" presentation:class="outline" presentation:user-transformed="true">
          <draw:text-box>
            <text:list text:style-name="L9">
              <text:list-item>
                <text:p text:style-name="P28"><text:span text:style-name="T8">Display personal </text:span><text:span text:style-name="T8">information as a header</text:span></text:p>
              </text:list-item>
              <text:list-item>
                <text:p text:style-name="P28"><text:span text:style-name="T8">Display list of duties</text:span></text:p>
              </text:list-item>
              <text:list-item>
                <text:p text:style-name="P28"><text:span text:style-name="T8">Private’s landing page is </text:span><text:span text:style-name="T8">non-interactive except for </text:span><text:span text:style-name="T8">logout.</text:span></text:p>
              </text:list-item>
            </text:list>
          </draw:text-box>
        </draw:frame>
        <draw:custom-shape draw:name="TextBox 4" draw:style-name="gr10" draw:text-style-name="P29" draw:layer="layout" svg:width="4.496cm" svg:height="2.535cm" svg:x="27.041cm" svg:y="1.407cm">
          <text:p text:style-name="P22"><text:span text:style-name="T9">Private Rank Insig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5" draw:layer="layout" svg:width="15.239cm" svg:height="8.572cm" svg:x="1.905cm" svg:y="3.175cm" draw:page-number="4" presentation:class="page"/>
          <draw:frame draw:name="Notes Placeholder 2" presentation:style-name="pr9" draw:text-style-name="P25" draw:layer="layout" svg:width="15.239cm" svg:height="10cm" svg:x="1.905cm" svg:y="12.224cm" presentation:class="notes" presentation:user-transformed="true">
            <draw:text-box>
              <text:p text:style-name="P24"><text:span text:style-name="T5">Once beyond MVP the private will need to toggle between duties and equipment list, but access to the database remains limit to personal information and is read-only.</text:span></text:p>
            </draw:text-box>
          </draw:frame>
          <draw:frame draw:name="Slide Number Placeholder 3" presentation:style-name="pr10" draw:text-style-name="P27" draw:layer="layout" svg:width="8.254cm" svg:height="1.273cm" svg:x="10.791cm" svg:y="24.126cm" presentation:class="page-number" presentation:user-transformed="true">
            <draw:text-box>
              <text:p text:style-name="P26"><text:span text:style-name="T6"><text:page-number>&lt;number&gt;</text:page-number></text:span></text:p>
            </draw:text-box>
          </draw:frame>
        </presentation:notes>
      </draw:page>
      <draw:page draw:name="Lieutenant’s Landing Page" draw:style-name="dp1" draw:master-page-name="Two_20_Content" presentation:presentation-page-layout-name="AL3T3">
        <draw:frame draw:name="Title 1" presentation:style-name="pr1" draw:text-style-name="P1" draw:layer="layout" svg:width="23.618cm" svg:height="3.681cm" svg:x="2.328cm" svg:y="1.014cm" presentation:class="title" presentation:user-transformed="true">
          <draw:text-box>
            <text:p text:style-name="P19"><text:span text:style-name="T7">Lieutenant’s Landing Page</text:span></text:p>
          </draw:text-box>
        </draw:frame>
        <draw:frame draw:name="Content Placeholder 2" presentation:style-name="pr11" draw:text-style-name="P21" draw:layer="layout" svg:width="10.644cm" svg:height="9.308cm" svg:x="2.328cm" svg:y="5.071cm" presentation:class="outline" presentation:user-transformed="true">
          <draw:text-box>
            <text:p text:style-name="P20"><text:span text:style-name="T8">Option buttons</text:span></text:p>
            <text:list text:style-name="L9">
              <text:list-item>
                <text:p text:style-name="P20"><text:span text:style-name="T8">Search for Soldier</text:span></text:p>
              </text:list-item>
              <text:list-item>
                <text:p text:style-name="P20"><text:span text:style-name="T8">Display Platoon</text:span></text:p>
              </text:list-item>
            </text:list>
            <text:list text:style-name="L10">
              <text:list-item>
                <text:p text:style-name="P20"><text:span text:style-name="T10">Assign Duties</text:span></text:p>
              </text:list-item>
            </text:list>
            <text:list text:style-name="L9">
              <text:list-item>
                <text:p text:style-name="P20"><text:span text:style-name="T8">Remove Duties</text:span></text:p>
              </text:list-item>
              <text:list-item>
                <text:p text:style-name="P20"><text:span text:style-name="T8">Recommend dismissal*</text:span></text:p>
              </text:list-item>
            </text:list>
          </draw:text-box>
        </draw:frame>
        <draw:frame draw:name="Content Placeholder 3" presentation:style-name="pr11" draw:text-style-name="P21" draw:layer="layout" svg:width="18.212cm" svg:height="12.086cm" svg:x="13.325cm" svg:y="5.071cm" presentation:class="outline" presentation:user-transformed="true">
          <draw:text-box>
            <text:list text:style-name="L9">
              <text:list-item>
                <text:p text:style-name="P28"><text:span text:style-name="T8">Displays either an </text:span><text:span text:style-name="T8">individual soldier data or </text:span><text:span text:style-name="T8">that of the whole platoon, </text:span><text:span text:style-name="T8">with the later case </text:span><text:span text:style-name="T8">requiring a scroll bar. <text:s/></text:span><text:span text:style-name="T8">When one soldier is </text:span><text:span text:style-name="T8">displayed, the duties are </text:span><text:span text:style-name="T8">listed below the personal </text:span><text:span text:style-name="T8">data.</text:span></text:p>
              </text:list-item>
            </text:list>
          </draw:text-box>
        </draw:frame>
        <draw:custom-shape draw:name="TextBox 4" draw:style-name="gr10" draw:text-style-name="P29" draw:layer="layout" svg:width="5.004cm" svg:height="1.775cm" svg:x="26.533cm" svg:y="1.055cm">
          <text:p text:style-name="P22"><text:span text:style-name="T9">Lieutenant Rank Insig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0" draw:text-style-name="P29" draw:layer="layout" svg:width="13.184cm" svg:height="1.013cm" svg:x="2.328cm" svg:y="15.474cm">
          <text:p text:style-name="P22"><text:span text:style-name="T9">*Captain must appr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5" draw:layer="layout" svg:width="15.239cm" svg:height="8.572cm" svg:x="1.905cm" svg:y="3.175cm" draw:page-number="5" presentation:class="page"/>
          <draw:frame draw:name="Notes Placeholder 2" presentation:style-name="pr12" draw:text-style-name="P25" draw:layer="layout" svg:width="15.239cm" svg:height="10cm" svg:x="1.905cm" svg:y="12.224cm" presentation:class="notes" presentation:user-transformed="true">
            <draw:text-box>
              <text:p text:style-name="P24"><text:span text:style-name="T5">Assign duties will be grayed out unless an individual soldier is displayed as a search result or selected in a table. <text:s/>Clicking a button brings up a dialogue box if additional input is needed, such as a search idea, a duty to assign or remove, etc. <text:s/>Either the captain or the lieutenant can initiate the removal process, but separation of duties applies. <text:s/>There will need to be a note in the private’s data to show if this process has been started and by which officer.</text:span></text:p>
            </draw:text-box>
          </draw:frame>
          <draw:frame draw:name="Slide Number Placeholder 3" presentation:style-name="pr13" draw:text-style-name="P27" draw:layer="layout" svg:width="8.254cm" svg:height="1.273cm" svg:x="10.791cm" svg:y="24.126cm" presentation:class="page-number" presentation:user-transformed="true">
            <draw:text-box>
              <text:p text:style-name="P26"><text:span text:style-name="T6"><text:page-number>&lt;number&gt;</text:page-number></text:span></text:p>
            </draw:text-box>
          </draw:frame>
        </presentation:notes>
      </draw:page>
      <draw:page draw:name="Captain’s Landing Page" draw:style-name="dp1" draw:master-page-name="Two_20_Content" presentation:presentation-page-layout-name="AL3T3">
        <draw:frame draw:name="Title 1" presentation:style-name="pr1" draw:text-style-name="P1" draw:layer="layout" svg:width="23.618cm" svg:height="3.681cm" svg:x="2.328cm" svg:y="1.014cm" presentation:class="title" presentation:user-transformed="true">
          <draw:text-box>
            <text:p text:style-name="P19"><text:span text:style-name="T7">Captain’s Landing Page</text:span></text:p>
          </draw:text-box>
        </draw:frame>
        <draw:frame draw:name="Content Placeholder 2" presentation:style-name="pr14" draw:text-style-name="P21" draw:layer="layout" svg:width="10.644cm" svg:height="9.308cm" svg:x="2.328cm" svg:y="5.071cm" presentation:class="outline" presentation:user-transformed="true">
          <draw:text-box>
            <text:p text:style-name="P20"><text:span text:style-name="T8">Option buttons</text:span></text:p>
            <text:list text:style-name="L9">
              <text:list-item>
                <text:p text:style-name="P20"><text:span text:style-name="T8">Search for Soldier</text:span></text:p>
              </text:list-item>
              <text:list-item>
                <text:p text:style-name="P20"><text:span text:style-name="T8">Display Company</text:span></text:p>
              </text:list-item>
            </text:list>
            <text:list text:style-name="L10">
              <text:list-item>
                <text:p text:style-name="P20"><text:span text:style-name="T10">Assign Duties</text:span></text:p>
              </text:list-item>
            </text:list>
            <text:list text:style-name="L9">
              <text:list-item>
                <text:p text:style-name="P20"><text:span text:style-name="T8">Remove Duties</text:span></text:p>
              </text:list-item>
              <text:list-item>
                <text:p text:style-name="P20"><text:span text:style-name="T8">Define new duty</text:span></text:p>
              </text:list-item>
              <text:list-item>
                <text:p text:style-name="P20"><text:span text:style-name="T8">Enter new soldier</text:span></text:p>
              </text:list-item>
              <text:list-item>
                <text:p text:style-name="P20"><text:span text:style-name="T8">Recommend dismissal*</text:span></text:p>
              </text:list-item>
            </text:list>
          </draw:text-box>
        </draw:frame>
        <draw:frame draw:name="Content Placeholder 3" presentation:style-name="pr14" draw:text-style-name="P21" draw:layer="layout" svg:width="18.212cm" svg:height="12.086cm" svg:x="13.325cm" svg:y="5.071cm" presentation:class="outline" presentation:user-transformed="true">
          <draw:text-box>
            <text:list text:style-name="L9">
              <text:list-item>
                <text:p text:style-name="P28"><text:span text:style-name="T8">Displays either an </text:span><text:span text:style-name="T8">individual soldier data or </text:span><text:span text:style-name="T8">that of the whole </text:span><text:span text:style-name="T8">company, with the later </text:span><text:span text:style-name="T8">case requiring a scroll bar. <text:s/></text:span><text:span text:style-name="T8">When one soldier is </text:span><text:span text:style-name="T8">displayed, the duties are </text:span><text:span text:style-name="T8">listed below the personal </text:span><text:span text:style-name="T8">data.</text:span></text:p>
              </text:list-item>
            </text:list>
          </draw:text-box>
        </draw:frame>
        <draw:custom-shape draw:name="TextBox 4" draw:style-name="gr10" draw:text-style-name="P29" draw:layer="layout" svg:width="5.004cm" svg:height="1.775cm" svg:x="26.533cm" svg:y="1.055cm">
          <text:p text:style-name="P22"><text:span text:style-name="T9">Captain Rank Insig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10" draw:text-style-name="P29" draw:layer="layout" svg:width="13.184cm" svg:height="1.013cm" svg:x="2.328cm" svg:y="15.474cm">
          <text:p text:style-name="P22"><text:span text:style-name="T9">*Lieutenant must appro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5" draw:layer="layout" svg:width="15.239cm" svg:height="8.572cm" svg:x="1.905cm" svg:y="3.175cm" draw:page-number="6" presentation:class="page"/>
          <draw:frame draw:name="Notes Placeholder 2" presentation:style-name="pr12" draw:text-style-name="P25" draw:layer="layout" svg:width="15.239cm" svg:height="10cm" svg:x="1.905cm" svg:y="12.224cm" presentation:class="notes" presentation:user-transformed="true">
            <draw:text-box>
              <text:p text:style-name="P24"><text:span text:style-name="T5">Assign duties will be grayed out unless an individual soldier is displayed as a search result or selected in a table. <text:s/>Clicking a button brings up a dialogue box if additional input is needed, such as a search idea, a duty to assign or remove, etc. <text:s/>Either the captain or the lieutenant can initiate the removal process, but separation of duties applies. <text:s/>There will need to be a note in the private’s data to show if this process has been started and by which officer.</text:span></text:p>
            </draw:text-box>
          </draw:frame>
          <draw:frame draw:name="Slide Number Placeholder 3" presentation:style-name="pr13" draw:text-style-name="P27" draw:layer="layout" svg:width="8.254cm" svg:height="1.273cm" svg:x="10.791cm" svg:y="24.126cm" presentation:class="page-number" presentation:user-transformed="true">
            <draw:text-box>
              <text:p text:style-name="P26"><text:span text:style-name="T6"><text:page-number>&lt;number&gt;</text:page-number></text:span></text:p>
            </draw:text-box>
          </draw:frame>
        </presentation:notes>
      </draw:page>
      <draw:page draw:name="General Flow" draw:style-name="dp1" draw:master-page-name="Two_20_Content">
        <draw:frame draw:name="Title 1" presentation:style-name="pr1" draw:text-style-name="P1" draw:layer="layout" svg:width="29.209cm" svg:height="3.681cm" svg:x="2.328cm" svg:y="1.014cm" presentation:class="title" presentation:user-transformed="true">
          <draw:text-box>
            <text:p text:style-name="P19"><text:span text:style-name="T7">General Flow</text:span></text:p>
          </draw:text-box>
        </draw:frame>
        <draw:frame draw:name="Content Placeholder 2" presentation:style-name="pr11" draw:text-style-name="P21" draw:layer="layout" svg:width="14.392cm" svg:height="12.086cm" svg:x="2.328cm" svg:y="5.071cm" presentation:class="outline" presentation:user-transformed="true">
          <draw:text-box>
            <text:list text:style-name="L9">
              <text:list-item>
                <text:p text:style-name="P28"><text:span text:style-name="T8">Landing page</text:span></text:p>
              </text:list-item>
            </text:list>
            <text:list text:style-name="L11">
              <text:list-item>
                <text:list>
                  <text:list-item>
                    <text:p text:style-name="P30"><text:span text:style-name="T2">User may view rules or </text:span><text:span text:style-name="T2">bring up logon</text:span></text:p>
                  </text:list-item>
                </text:list>
              </text:list-item>
              <text:list-item>
                <text:p text:style-name="P28"><text:span text:style-name="T8">Logon Page</text:span></text:p>
              </text:list-item>
              <text:list-item>
                <text:p text:style-name="P28"><text:span text:style-name="T8">Rank of user determines </text:span><text:span text:style-name="T8">home page</text:span></text:p>
                <text:list>
                  <text:list-item>
                    <text:p text:style-name="P30"><text:span text:style-name="T2">Private</text:span></text:p>
                  </text:list-item>
                  <text:list-item>
                    <text:p text:style-name="P30"><text:span text:style-name="T2">Lieutenant</text:span></text:p>
                  </text:list-item>
                  <text:list-item>
                    <text:p text:style-name="P30"><text:span text:style-name="T2">Captain </text:span></text:p>
                  </text:list-item>
                </text:list>
              </text:list-item>
            </text:list>
          </draw:text-box>
        </draw:frame>
        <draw:frame draw:name="Content Placeholder 3" presentation:style-name="pr11" draw:text-style-name="P21" draw:layer="layout" svg:width="14.392cm" svg:height="12.086cm" svg:x="17.145cm" svg:y="5.071cm" presentation:class="outline" presentation:user-transformed="true">
          <draw:text-box>
            <text:p text:style-name="P20"><text:span text:style-name="T8">With so much effort </text:span><text:span text:style-name="T8">required for security, the </text:span><text:span text:style-name="T8">amount of work required for </text:span><text:span text:style-name="T8">pages and navigation must </text:span><text:span text:style-name="T8">be kept to minimum class </text:span><text:span text:style-name="T8">requirements. <text:s/>Data is </text:span><text:span text:style-name="T8">displayed back on the same </text:span><text:span text:style-name="T8">page. <text:s/>Input is in simple </text:span><text:span text:style-name="T8">dialogue boxes.</text:span></text:p>
          </draw:text-box>
        </draw:frame>
        <presentation:notes draw:style-name="dp2">
          <draw:page-thumbnail draw:style-name="gr5" draw:layer="layout" svg:width="16.932cm" svg:height="9.524cm" svg:x="1.058cm" svg:y="1.93cm" draw:page-number="7" presentation:class="page"/>
          <draw:frame presentation:style-name="pr2" draw:text-style-name="P3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Arial Black" svg:font-family="'Arial Black'" style:font-family-generic="roman"/>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14B0000009E5113B536AAFE48FD.jpg" xlink:type="simple" xlink:show="embed" xlink:actuate="onLoad"/>
    <draw:fill-image draw:name="msFillBitmap_20_2" draw:display-name="msFillBitmap 2" xlink:href="Pictures/100000000000014B0000009E5113B536AAFE48FD.jpg" xlink:type="simple" xlink:show="embed" xlink:actuate="onLoad"/>
    <draw:fill-image draw:name="msFillBitmap_20_3" draw:display-name="msFillBitmap 3" xlink:href="Pictures/100000000000014B0000009E5113B536AAFE48F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bitmap" draw:fill-image-name="msFillBitmap_20_3"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1"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2"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3" style:family="presentation" style:parent-style-name="Two_20_Content-backgroundobjects">
      <style:graphic-properties draw:stroke="none" draw:fill="none" draw:fill-color="#ffffff" draw:auto-grow-height="false" fo:min-height="1.27cm"/>
    </style:style>
    <style:style style:name="Mpr14" style:family="presentation" style:parent-style-name="Two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0-10-24">10/24/20</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Click to edit Master text </text:span><text:span text:style-name="MT4">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0-10-24">10/24/20</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wo_20_Content" style:display-name="Two Content" style:page-layout-name="PM1" draw:style-name="Mdp3">
      <draw:frame draw:name="Title 1" presentation:style-name="Mpr10"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11" draw:text-style-name="MP14" draw:layer="backgroundobjects" svg:width="14.392cm" svg:height="12.086cm" svg:x="2.328cm" svg:y="5.071cm" presentation:class="outline" presentation:user-transformed="true">
        <draw:text-box>
          <text:list text:style-name="ML5">
            <text:list-item>
              <text:p text:style-name="MP12"><text:span text:style-name="MT4">Click to edit Master text </text:span><text:span text:style-name="MT4">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11" draw:text-style-name="MP14" draw:layer="backgroundobjects" svg:width="14.392cm" svg:height="12.086cm" svg:x="17.145cm" svg:y="5.071cm" presentation:class="outline" presentation:user-transformed="true">
        <draw:text-box>
          <text:list text:style-name="ML5">
            <text:list-item>
              <text:p text:style-name="MP12"><text:span text:style-name="MT4">Click to edit Master text </text:span><text:span text:style-name="MT4">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4" presentation:style-name="Mpr12" draw:text-style-name="MP8" draw:layer="backgroundobjects" svg:width="7.619cm" svg:height="1.013cm" svg:x="2.328cm" svg:y="17.657cm" presentation:class="date-time" presentation:user-transformed="true">
        <draw:text-box>
          <text:p text:style-name="MP7"><text:span text:style-name="MT2"><text:date style:data-style-name="D1" text:date-value="2020-10-24">10/24/20</text:date></text:span></text:p>
        </draw:text-box>
      </draw:frame>
      <draw:frame draw:name="Footer Placeholder 5" presentation:style-name="Mpr12" draw:text-style-name="MP8" draw:layer="backgroundobjects" svg:width="11.429cm" svg:height="1.013cm" svg:x="11.218cm" svg:y="17.657cm" presentation:class="footer" presentation:user-transformed="true">
        <draw:text-box>
          <text:p/>
        </draw:text-box>
      </draw:frame>
      <draw:frame draw:name="Slide Number Placeholder 6" presentation:style-name="Mpr1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an You Hack The Fortress</dc:title>
    <meta:initial-creator>Julie Johnson</meta:initial-creator>
    <meta:editing-cycles>7</meta:editing-cycles>
    <meta:creation-date>2020-09-23T01:38:52</meta:creation-date>
    <dc:date>2020-10-24T12:24:24.379937862</dc:date>
    <meta:editing-duration>PT1H15M26S</meta:editing-duration>
    <meta:generator>LibreOffice/6.0.7.3$Linux_X86_64 LibreOffice_project/00m0$Build-3</meta:generator>
    <meta:document-statistic meta:object-count="9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meta:user-defined>
  </office:meta>
</office:document-meta>
</file>